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language="en" fo:country="US" style:text-underline-style="none" style:language-asian="zh" style:country-asian="TW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language="ru" fo:country="RU" style:language-asian="zh" style:country-asian="TW" style:font-name-complex="Arial"/>
    </style:style>
    <style:style style:name="T10" style:family="text">
      <style:text-properties style:font-name="Arial" fo:language="ru" fo:country="RU" style:font-name-complex="Arial"/>
    </style:style>
    <style:style style:name="T11" style:family="text">
      <style:text-properties style:font-name="Arial" fo:language="ru" fo:country="RU" style:text-underline-style="none" style:language-asian="zh" style:country-asian="TW" style:font-name-complex="Arial"/>
    </style:style>
    <style:style style:name="T12" style:family="text">
      <style:text-properties style:text-position="super 58%" style:font-name="Arial" fo:language="en" fo:country="US" style:language-asian="zh" style:country-asian="TW" style:font-name-complex="Arial"/>
    </style:style>
    <style:style style:name="T13" style:family="text">
      <style:text-properties style:text-position="sub 58%" style:font-name="Arial" fo:font-size="10pt" style:font-size-asian="10pt" style:font-name-complex="Arial" style:font-size-complex="10pt"/>
    </style:style>
    <style:style style:name="T14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$date$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$bd_num$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</text:span><text:span text:style-name="T9"> </text:span><text:span text:style-name="T11">210-142</text:span><text:span text:style-name="T6">7</text:span><text:span text:style-name="T11">/18</text:span><text:span text:style-name="T6"> </text:span><text:span text:style-name="T5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9">2</text:span><text:span text:style-name="T5">2</text:span><text:span text:style-name="T9">.10.201</text:span><text:span text:style-name="T5">8</text:span><text:span text:style-name="T9"> </text:span><text:span text:style-name="T10">issued</text:span><text:span text:style-name="T1"> by FGUP "D.I.Mendeleyev VNIIM", St.Petersburg, Russia) </text:span><text:span text:style-name="T5">and standard gamma radiation </text:span><text:span text:style-name="T12">137</text:span><text:span text:style-name="T5">Cs source of OSGI type with $activity$ kBq activity, s/n $source$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$p_1$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$p_2$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$p_3$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$p_4$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$p_5$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$p_6$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$p_7$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$p_8$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7">Н</text:span><text:span text:style-name="T13">с</text:span><text:span text:style-name="T14"> </text:span><text:span text:style-name="T8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$bd_num$</text:p>
          </table:table-cell>
          <table:table-cell table:style-name="Таблица2.A2" office:value-type="string">
            <text:p text:style-name="P13">$grad$</text:p>
          </table:table-cell>
          <table:table-cell table:style-name="Таблица2.C2" office:value-type="string">
            <text:p text:style-name="P24">$activity$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2-01T18:45:32.73</dc:date>
    <meta:print-date>2017-06-22T11:30:45.539000000</meta:print-date>
    <meta:editing-cycles>45</meta:editing-cycles>
    <meta:editing-duration>PT8H28M10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216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